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LocatorSupport.isResource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LocatorSupport.lookup( String jndiName , @ Nullable Class &lt; T &gt; required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ndiLocatorSupport.setResourceRef( boolean resourc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LocatorSupport.lookup( String jndi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LocatorSupport.convertJndiName( String jndi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